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Ubuntu Mono" svg:font-family="'Ubuntu Mono', 'Ubuntu Beta Mono A', Consolas, 'Bitstream Vera Sans Mono', 'Courier New', Courier, monospace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Text_20_body">
      <style:paragraph-properties style:line-height-at-least="0.2917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Preformatted_20_Text">
      <style:paragraph-properties fo:margin-left="0in" fo:margin-right="0in" fo:margin-top="0in" fo:margin-bottom="0.1965in" fo:text-indent="0.4925in" style:auto-text-indent="false"/>
    </style:style>
    <style:style style:name="P4" style:family="paragraph" style:parent-style-name="Standard" style:list-style-name="L1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1" style:master-page-name="MP0">
      <style:paragraph-properties style:page-number="auto" fo:break-before="page"/>
    </style:style>
    <style:style style:name="P8" style:family="paragraph" style:parent-style-name="Text_20_body" style:list-style-name="L2">
      <style:paragraph-properties style:line-height-at-least="0.2917in"/>
      <style:text-properties fo:color="#333333" fo:font-size="10.5pt" fo:background-color="#ffffff" style:font-size-asian="10.5pt"/>
    </style:style>
    <style:style style:name="P9" style:family="paragraph" style:parent-style-name="Text_20_body" style:list-style-name="L1"/>
    <style:style style:name="P10" style:family="paragraph" style:parent-style-name="Preformatted_20_Text">
      <style:paragraph-properties fo:margin-left="0in" fo:margin-right="0in" fo:margin-top="0in" fo:margin-bottom="0in" style:line-height-at-least="0.1772in" fo:text-align="start" style:justify-single-word="false" fo:orphans="2" fo:widows="2" fo:text-indent="0in" style:auto-text-indent="false" fo:background-color="#e0e0e0" fo:padding="0in" fo:border="none">
        <style:background-image/>
      </style:paragraph-properties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33" fo:font-size="10.5pt" fo:background-color="#ffffff" style:font-size-asian="10.5pt"/>
    </style:style>
    <style:style style:name="T4" style:family="text">
      <style:text-properties fo:font-variant="normal" fo:text-transform="none" fo:color="#222222" style:font-name="Ubuntu Mono" fo:font-size="10.5pt" fo:letter-spacing="normal" fo:font-style="normal" fo:font-weight="normal" fo:background-color="#e0e0e0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20879311" text:style-name="L1">
        <text:list-item>
          <text:p text:style-name="P7">Share Folder between the Windows 7 and Ubuntu</text:p>
        </text:list-item>
      </text:list>
      <text:p text:style-name="Standard"><text:a xlink:type="simple" xlink:href="http://www.howtogeek.com/75705/access-shared-folders-in-a-virtualbox-ubuntu-11.04-virtual-machine/">http://www.howtogeek.com/75705/access-shared-folders-in-a-virtualbox-ubuntu-11.04-virtual-machine/</text:a></text:p>
      <text:p text:style-name="Standard"/>
      <text:p text:style-name="Standard">install </text:p>
      <text:p text:style-name="P10"><text:span text:style-name="Source_20_Text"><text:span text:style-name="T4">sudo apt-get install gnome-system-tools</text:span></text:span></text:p>
      <text:p text:style-name="Standard"><text:span text:style-name="Source_20_Text"><text:span text:style-name="T4">firstly with Ubuntu12.</text:span></text:span></text:p>
      <text:p text:style-name="Standard"><text:span text:style-name="Source_20_Text"><text:span text:style-name="T4"/></text:span></text:p>
      <text:list xml:id="list461631295" text:continue-numbering="true" text:style-name="L1">
        <text:list-item>
          <text:p text:style-name="P4">Ubuntu version command here</text:p>
        </text:list-item>
      </text:list>
      <text:p text:style-name="Standard"><text:a xlink:type="simple" xlink:href="http://www.watchingthenet.com/add-open-command-prompt-here-functionality-to-nautilus-in-ubuntu.html" office:target-frame-name="_top" xlink:show="replace">http://www.watchingthenet.com/add-open-command-prompt-here-functionality-to-nautilus-in-ubuntu.html</text:a></text:p>
      <text:p text:style-name="Standard"><text:span text:style-name="Strong_20_Emphasis"><text:span text:style-name="T1">sudo apt-get install nautilus-open-terminal</text:span></text:span></text:p>
      <text:p text:style-name="Standard"><text:span text:style-name="Emphasis"><text:span text:style-name="T1">killall nautilus</text:span></text:span></text:p>
      <text:list xml:id="list1791119126" text:continue-numbering="true" text:style-name="L1">
        <text:list-item>
          <text:p text:style-name="P4">Emacs and Git environment setup</text:p>
          <text:list>
            <text:list-item>
              <text:p text:style-name="P4">Run <text:span text:style-name="Default_20_Paragraph_20_Font"><text:span text:style-name="T2">initgit</text:span></text:span> sh</text:p>
            </text:list-item>
          </text:list>
        </text:list-item>
      </text:list>
      <text:p text:style-name="Standard">sudo ./initgit</text:p>
      <text:list xml:id="list709265836" text:continue-numbering="true" text:style-name="L1">
        <text:list-item>
          <text:list>
            <text:list-item>
              <text:p text:style-name="P4">Init the emacs configuration</text:p>
            </text:list-item>
          </text:list>
        </text:list-item>
      </text:list>
      <text:p text:style-name="Standard"/>
      <text:list xml:id="list894574789" text:continue-numbering="true" text:style-name="L1">
        <text:list-item>
          <text:p text:style-name="P4">Setup JDK 1.6</text:p>
          <text:list>
            <text:list-item>
              <text:p text:style-name="P4"><text:span text:style-name="Default_20_Paragraph_20_Font"><text:span text:style-name="T3">添加这个源：</text:span></text:span></text:p>
            </text:list-item>
          </text:list>
        </text:list-item>
      </text:list>
      <text:p text:style-name="P1"><text:tab/><text:tab/>sudo add-apt-repository "<text:span text:style-name="Default_20_Paragraph_20_Font"><text:span text:style-name="T3">deb http://us.archive.ubuntu.com/ubuntu/ hardy multiverse" </text:span></text:span><text:span text:style-name="Default_20_Paragraph_20_Font"><text:span text:style-name="T3">。</text:span></text:span></text:p>
      <text:list xml:id="list1343910631" text:style-name="L2">
        <text:list-item>
          <text:list>
            <text:list-item>
              <text:list>
                <text:list-item>
                  <text:p text:style-name="P8">sudo apt-get update</text:p>
                </text:list-item>
                <text:list-item>
                  <text:p text:style-name="P8">sudo apt-get install sun-java6-jdk</text:p>
                </text:list-item>
              </text:list>
            </text:list-item>
          </text:list>
        </text:list-item>
      </text:list>
      <text:p text:style-name="P1"><text:span text:style-name="Default_20_Paragraph_20_Font"><text:span text:style-name="T3"><text:tab/>Check </text:span></text:span><text:a xlink:type="simple" xlink:href="http://www.2cto.com/os/201203/121724.html" office:target-frame-name="_top" xlink:show="replace">http://www.2cto.com/os/201203/121724.html</text:a><text:span text:style-name="Default_20_Paragraph_20_Font"><text:span text:style-name="T3"> for more information or</text:span></text:span></text:p>
      <text:list xml:id="list1383779034" text:style-name="L1">
        <text:list-item text:start-value="1">
          <text:p text:style-name="P4">Ubuntu中Nvidia显卡3D桌面运行效率加速方法</text:p>
        </text:list-item>
      </text:list>
      <text:p text:style-name="Text_20_body">经过测试，在<text:a xlink:type="simple" xlink:href="http://www.linuxidc.com/topicnews.aspx?tid=2" office:target-frame-name="_top" xlink:show="replace">Ubuntu</text:a>中以下方法能明显提高nvidia显卡的3D桌面运行效率</text:p>
      <text:list xml:id="list445504337" text:continue-numbering="true" text:style-name="L1">
        <text:list-item>
          <text:list>
            <text:list-item>
              <text:p text:style-name="P9">.在compiz-manager的general－display settings,关闭与Vblank同步，打开这个选项，3D效果会比不打开时略好一点（但不仔细看是看不出）， <text:line-break/>但如果关闭之后，3D速度会明显提高，所以我们选择关闭它。</text:p>
            </text:list-item>
            <text:list-item>
              <text:p text:style-name="P9">备份/etc/X11/xorg.conf,然后在里面加入以下内容 <text:line-break/>在 Section "Screen" 里面添加 <text:line-break/><text:tab/>Option "AddARGBGLXVisuals" "True"</text:p>
            </text:list-item>
          </text:list>
        </text:list-item>
      </text:list>
      <text:p text:style-name="Text_20_body">在 Section "Device" 里面添加 <text:line-break/> <text:tab/>Option "TripleBuffer" "true"</text:p>
      <text:p text:style-name="Text_20_body">在文档末尾添加<text:line-break/><text:tab/><text:bookmark-start text:name="__DdeLink__114_1342116513"/>Section "Extensions" <text:line-break/><text:tab/>Option "Composite" "Enable" <text:line-break/><text:tab/>EndSection<text:bookmark-end text:name="__DdeLink__114_1342116513"/></text:p>
      <text:p text:style-name="Text_20_body"><text:tab/> <text:s text:c="4"/>保存后，重启一下X就OK了。</text:p>
      <text:p text:style-name="Text_20_body"><text:tab/>另外如果Ubuntu下3D桌面运行一段长时间后发现速度有较明显降低，最好是按<text:tab/>ctrl+alt+backspace重启一下X。 </text:p>
      <text:list xml:id="list659170317" text:continue-numbering="true" text:style-name="L1">
        <text:list-item>
          <text:p text:style-name="P4">Install perforce</text:p>
        </text:list-item>
      </text:list>
      <text:p text:style-name="Preformatted_20_Text"><text:soft-page-break/><text:span text:style-name="Source_20_Text">tar xvfz p4v.tgz</text:span></text:p>
      <text:p text:style-name="Preformatted_20_Text"><text:span text:style-name="Source_20_Text"><text:tab/>cd p4v-2010.2.317255</text:span></text:p>
      <text:p text:style-name="Preformatted_20_Text"><text:span text:style-name="Source_20_Text"><text:tab/>sudo cp bin/* /usr/bin/</text:span></text:p>
      <text:p text:style-name="P2"><text:span text:style-name="Source_20_Text"><text:tab/>sudo cp -r lib/* /usr/lib/</text:span></text:p>
      <text:p text:style-name="P2"><text:span text:style-name="Source_20_Text"><text:s text:c="12"/>$cd /foo</text:span></text:p>
      <text:p text:style-name="Preformatted_20_Text"><text:s text:c="12"/>$gunzip p4v.tgz</text:p>
      <text:p text:style-name="Preformatted_20_Text"><text:s text:c="12"/>$tar xvf p4v.tar</text:p>
      <text:p text:style-name="P2"><text:s text:c="12"/>$ln -s foo/p4v-2010.2-123456/bin/p4v /usr/local/bin/p4v</text:p>
      <text:p text:style-name="P2"/>
      <text:p text:style-name="P2"><text:span text:style-name="Source_20_Text"><text:tab/></text:span><text:a xlink:type="simple" xlink:href="http://superuser.com/questions/307355/installing-perforce-client-on-ubuntu" office:target-frame-name="_top" xlink:show="replace"><text:span text:style-name="Source_20_Text">http://superuser.com/questions/307355/installing-perforce-client-</text:span></text:a><text:a xlink:type="simple" xlink:href="http://superuser.com/questions/307355/installing-perforce-client-on-ubuntu" office:target-frame-name="_top" xlink:show="replace"><text:span text:style-name="Source_20_Text">on-ubuntu</text:span></text:a></text:p>
      <text:p text:style-name="P2"><text:span text:style-name="Source_20_Text"><text:tab/>Ref here to know how to setup p4 command</text:span></text:p>
      <text:p text:style-name="P3">http://affy.blogspot.com/2007/09/setting-up-ubuntu-perforce-server.html</text:p>
      <text:p text:style-name="P2"/>
      <text:list xml:id="list1013082432" text:continue-numbering="true" text:style-name="L1">
        <text:list-item>
          <text:p text:style-name="P4">Android NDK Env</text:p>
        </text:list-item>
      </text:list>
      <text:p text:style-name="Standard"><text:a xlink:type="simple" xlink:href="http://os.51cto.com/art/201106/272152.htm" office:target-frame-name="_top" xlink:show="replace">http://os.51cto.com/art/201106/272152.htm</text:a></text:p>
      <text:p text:style-name="Standard"/>
      <text:p text:style-name="Standard">1. Install packages</text:p>
      <text:p text:style-name="Standard">sudo apt-get install <text:s/>ruby rubygems ruby-dev libnokogiri-ruby ant libxml2 libxml2-dev libxslt1-dev</text:p>
      <text:list xml:id="list1234454584" text:style-name="L3">
        <text:list-item>
          <text:list>
            <text:list-item>
              <text:list>
                <text:list-item>
                  <text:p text:style-name="P5">Update ~/.profil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tab/>PATH="$HOME/android-sdk-linux/tools:$HOME/android-sdk-linux/platform-tools:$HOME/android-ndk-r8b:$PATH"</text:p>
      <text:p text:style-name="Standard"/>
      <text:p text:style-name="Standard"><text:tab/>PATH="$HOME/workspace/lib:$HOME/eclipse:$PATH"</text:p>
      <text:list xml:id="list1152988057" text:style-name="L4">
        <text:list-item>
          <text:list>
            <text:list-item>
              <text:list>
                <text:list-item>
                  <text:p text:style-name="P6">ADB setting</text:p>
                </text:list-item>
              </text:list>
            </text:list-item>
          </text:list>
        </text:list-item>
      </text:list>
      <text:p text:style-name="Standard"><text:a xlink:type="simple" xlink:href="https://developer.android.com/tools/device.html" office:target-frame-name="_top" xlink:show="replace">https://developer.android.com/tools/device.html</text:a></text:p>
      <text:list xml:id="list1346567528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6"><text:span text:style-name="Source_20_Text">sudo emacs /etc/udev/rules.d/51-android.rules</text:span></text:p>
                    </text:list-item>
                    <text:list-item>
                      <text:p text:style-name="P6"><text:span text:style-name="Source_20_Text">Cont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Source_20_Text">SUBSYSTEM=="usb", ATTR{idVendor}=="0bb4", MODE="0666", GROUP="plugdev"</text:span></text:p>
      <text:p text:style-name="Standard"><text:span text:style-name="Source_20_Text">SUBSYSTEM=="usb", ATTR{idVendor}=="0b05", MODE="0666", GROUP="plugdev"</text:span></text:p>
      <text:p text:style-name="Standard"><text:span text:style-name="Source_20_Text">SUBSYSTEM=</text:span><text:span text:style-name="Source_20_Text">="usb", ATTR{idVendor}=="18d1", MODE="0666", GROUP="plugdev"</text:span></text:p>
      <text:p text:style-name="Standard"><text:span text:style-name="Source_20_Text">SUBSYSTEM=="usb", ATTR{idVendor}=="04e8", MODE="0666", GROUP="plugdev"</text:span></text:p>
      <text:list xml:id="list853612194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6"><text:span text:style-name="Source_20_Text">chmod a+r /etc/udev/rules.d/51-android.rul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 Mono" svg:font-family="'Ubuntu Mono', 'Ubuntu Beta Mono A', Consolas, 'Bitstream Vera Sans Mono', 'Courier New', Courier, monospace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size="24pt" fo:font-weight="bold" style:font-size-asian="24pt" style:font-weight-asian="bold" style:font-size-complex="2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" style:font-name-complex="DejaVu Sans Mono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wangjiay </meta:initial-creator>
    <dc:creator>wangjiay </dc:creator>
    <meta:creation-date>2012-10-26T10:53:00Z</meta:creation-date>
    <dc:date>2013-02-07T10:28:36</dc:date>
    <meta:editing-cycles>31</meta:editing-cycles>
    <meta:editing-duration>PT01H59M08S</meta:editing-duration>
    <meta:document-statistic meta:table-count="0" meta:image-count="0" meta:object-count="0" meta:page-count="2" meta:paragraph-count="55" meta:word-count="313" meta:character-count="2449"/>
    <meta:template xlink:type="simple" xlink:actuate="onRequest" xlink:title="" xlink:href="Normal.dotm"/>
  </office:meta>
</office:document-meta>
</file>